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7" style:parent-style-name="Standard" style:family="paragraph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P9" style:parent-style-name="Standard" style:family="paragraph"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size="20pt" style:font-size-asian="20pt" style:font-size-complex="20pt"/>
    </style:style>
    <style:style style:name="P12" style:parent-style-name="Standard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Name -Aman Gupta<text:s/></text:p>
      <text:p text:style-name="P3"><text:s/>Roll no. – 80132 <text:s/>KD4</text:p>
      <text:p text:style-name="P4"/>
      <text:p text:style-name="P5">Assignment No.4</text:p>
      <text:p text:style-name="P6"/>
      <text:p text:style-name="P7"/>
      <text:p text:style-name="Standard"><text:span text:style-name="T8"><draw:frame draw:z-index="251658240" draw:style-name="a0" draw:name="Image1" text:anchor-type="paragraph" svg:x="-0.64921in" svg:y="0.82795in" svg:width="11.42795in" svg:height="7.80276in" style:rel-width="scale" style:rel-height="scale"><draw:image xlink:href="media/image1.png" xlink:type="simple" xlink:show="embed" xlink:actuate="onLoad"/><svg:title/><svg:desc/></draw:frame></text:span></text:p>
      <text:p text:style-name="P9"/>
      <text:soft-page-break/>
      <text:p text:style-name="P10"><text:span text:style-name="T11"><draw:frame draw:z-index="251659264" draw:style-name="a1" draw:name="Image2" text:anchor-type="paragraph" svg:x="-0.57283in" svg:y="7.48189in" svg:width="11.10157in" svg:height="6.6689in" style:rel-width="scale" style:rel-height="scale"><draw:image xlink:href="media/image2.png" xlink:type="simple" xlink:show="embed" xlink:actuate="onLoad"/><svg:title/><svg:desc/></draw:frame>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gupta</dc:creator>
    <meta:creation-date>2023-12-10T22:06:00Z</meta:creation-date>
    <dc:date>2023-12-23T08:57:00Z</dc:date>
    <meta:template xlink:href="Normal" xlink:type="simple"/>
    <meta:editing-cycles>4</meta:editing-cycles>
    <meta:editing-duration>PT780S</meta:editing-duration>
    <meta:document-statistic meta:page-count="2" meta:paragraph-count="1" meta:word-count="10" meta:character-count="66" meta:row-count="1" meta:non-whitespace-character-count="57"/>
  </office:meta>
</office:document-meta>
</file>